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Standard" style:list-style-name="L47"/>
    <style:style style:name="P54" style:family="paragraph" style:parent-style-name="Standard" style:list-style-name="L48"/>
    <style:style style:name="P55" style:family="paragraph" style:parent-style-name="Standard" style:list-style-name="L49"/>
    <style:style style:name="P56" style:family="paragraph" style:parent-style-name="Standard" style:list-style-name="L50"/>
    <style:style style:name="P57" style:family="paragraph" style:parent-style-name="Standard" style:list-style-name="L51"/>
    <style:style style:name="P58" style:family="paragraph" style:parent-style-name="Standard" style:list-style-name="L52"/>
    <style:style style:name="P59" style:family="paragraph" style:parent-style-name="Standard" style:list-style-name="L53"/>
    <style:style style:name="P60" style:family="paragraph" style:parent-style-name="Standard" style:list-style-name="L54"/>
    <style:style style:name="P61" style:family="paragraph" style:parent-style-name="Standard" style:list-style-name="L55"/>
    <style:style style:name="P62" style:family="paragraph" style:parent-style-name="Standard" style:list-style-name="L56"/>
    <style:style style:name="P63" style:family="paragraph" style:parent-style-name="Standard" style:list-style-name="L57"/>
    <style:style style:name="P64" style:family="paragraph" style:parent-style-name="Standard" style:list-style-name="L58"/>
    <style:style style:name="P65" style:family="paragraph" style:parent-style-name="Standard" style:list-style-name="L59"/>
    <style:style style:name="P66" style:family="paragraph" style:parent-style-name="Standard" style:list-style-name="L60"/>
    <style:style style:name="P67" style:family="paragraph" style:parent-style-name="Standard" style:list-style-name="L61"/>
    <style:style style:name="P68" style:family="paragraph" style:parent-style-name="Standard" style:list-style-name="L62"/>
    <style:style style:name="P69" style:family="paragraph" style:parent-style-name="Standard" style:list-style-name="L63"/>
    <style:style style:name="P70" style:family="paragraph" style:parent-style-name="Standard" style:list-style-name="L64"/>
    <style:style style:name="P71" style:family="paragraph" style:parent-style-name="Standard" style:list-style-name="L65"/>
    <style:style style:name="P72" style:family="paragraph" style:parent-style-name="Standard" style:list-style-name="L66"/>
    <style:style style:name="P73" style:family="paragraph" style:parent-style-name="Standard" style:list-style-name="L67"/>
    <style:style style:name="P74" style:family="paragraph" style:parent-style-name="Standard" style:list-style-name="L68"/>
    <style:style style:name="P75" style:family="paragraph" style:parent-style-name="Standard" style:list-style-name="L69"/>
    <style:style style:name="P76" style:family="paragraph" style:parent-style-name="Standard" style:list-style-name="L70"/>
    <style:style style:name="P77" style:family="paragraph" style:parent-style-name="Standard" style:list-style-name="L71"/>
    <style:style style:name="P78" style:family="paragraph" style:parent-style-name="Standard" style:list-style-name="L72"/>
    <style:style style:name="P79" style:family="paragraph" style:parent-style-name="Standard" style:list-style-name="L73"/>
    <style:style style:name="P80" style:family="paragraph" style:parent-style-name="Standard" style:list-style-name="L74"/>
    <style:style style:name="P81" style:family="paragraph" style:parent-style-name="Standard" style:list-style-name="L75"/>
    <style:style style:name="P82" style:family="paragraph" style:parent-style-name="Standard" style:list-style-name="L76"/>
    <style:style style:name="P83" style:family="paragraph" style:parent-style-name="Standard" style:list-style-name="L77"/>
    <style:style style:name="P84" style:family="paragraph" style:parent-style-name="Standard" style:list-style-name="L78"/>
    <style:style style:name="P85" style:family="paragraph" style:parent-style-name="Standard" style:list-style-name="L79"/>
    <style:style style:name="P86" style:family="paragraph" style:parent-style-name="Standard" style:list-style-name="L80"/>
    <style:style style:name="P87" style:family="paragraph" style:parent-style-name="Standard" style:list-style-name="L81"/>
    <style:style style:name="P88" style:family="paragraph" style:parent-style-name="Standard" style:list-style-name="L82"/>
    <style:style style:name="P89" style:family="paragraph" style:parent-style-name="Standard" style:list-style-name="L83"/>
    <style:style style:name="P90" style:family="paragraph" style:parent-style-name="Standard" style:list-style-name="L84"/>
    <style:style style:name="P91" style:family="paragraph" style:parent-style-name="Standard" style:list-style-name="L85"/>
    <style:style style:name="P92" style:family="paragraph" style:parent-style-name="Standard" style:list-style-name="L86"/>
    <style:style style:name="P93" style:family="paragraph" style:parent-style-name="Standard" style:list-style-name="L87"/>
    <style:style style:name="P94" style:family="paragraph" style:parent-style-name="Standard" style:list-style-name="L88"/>
    <style:style style:name="P95" style:family="paragraph" style:parent-style-name="Standard" style:list-style-name="L89"/>
    <style:style style:name="P96" style:family="paragraph" style:parent-style-name="Standard" style:list-style-name="L90"/>
    <style:style style:name="P97" style:family="paragraph" style:parent-style-name="Standard" style:list-style-name="L91"/>
    <style:style style:name="P98" style:family="paragraph" style:parent-style-name="Standard" style:list-style-name="L92"/>
    <style:style style:name="P99" style:family="paragraph" style:parent-style-name="Standard" style:list-style-name="L93"/>
    <style:style style:name="P100" style:family="paragraph" style:parent-style-name="Standard" style:list-style-name="L94"/>
    <style:style style:name="P101" style:family="paragraph" style:parent-style-name="Standard" style:list-style-name="L95"/>
    <style:style style:name="P102" style:family="paragraph" style:parent-style-name="Standard" style:list-style-name="L96"/>
    <style:style style:name="P103" style:family="paragraph" style:parent-style-name="Standard" style:list-style-name="L97"/>
    <style:style style:name="P104" style:family="paragraph" style:parent-style-name="Standard" style:list-style-name="L98"/>
    <style:style style:name="P105" style:family="paragraph" style:parent-style-name="Standard" style:list-style-name="L99"/>
    <style:style style:name="P106" style:family="paragraph" style:parent-style-name="Standard" style:list-style-name="L100"/>
    <style:style style:name="P107" style:family="paragraph" style:parent-style-name="Standard" style:list-style-name="L101"/>
    <style:style style:name="P108" style:family="paragraph" style:parent-style-name="Standard" style:list-style-name="L102"/>
    <style:style style:name="P109" style:family="paragraph" style:parent-style-name="Standard" style:list-style-name="L103"/>
    <style:style style:name="P110" style:family="paragraph" style:parent-style-name="Standard" style:list-style-name="L104"/>
    <style:style style:name="P111" style:family="paragraph" style:parent-style-name="Standard" style:list-style-name="L105"/>
    <style:style style:name="P112" style:family="paragraph" style:parent-style-name="Standard" style:list-style-name="L106"/>
    <style:style style:name="P113" style:family="paragraph" style:parent-style-name="Standard" style:list-style-name="L107"/>
    <style:style style:name="P114" style:family="paragraph" style:parent-style-name="Standard" style:list-style-name="L108"/>
    <style:style style:name="P115" style:family="paragraph" style:parent-style-name="Standard" style:list-style-name="L109"/>
    <style:style style:name="P116" style:family="paragraph" style:parent-style-name="Standard" style:list-style-name="L110"/>
    <style:style style:name="P117" style:family="paragraph" style:parent-style-name="Standard" style:list-style-name="L111"/>
    <style:style style:name="P118" style:family="paragraph" style:parent-style-name="Standard" style:list-style-name="L112"/>
    <style:style style:name="P119" style:family="paragraph" style:parent-style-name="Standard" style:list-style-name="L113"/>
    <style:style style:name="P120" style:family="paragraph" style:parent-style-name="Standard" style:list-style-name="L114"/>
    <style:style style:name="P121" style:family="paragraph" style:parent-style-name="Standard" style:list-style-name="L115"/>
    <style:style style:name="P122" style:family="paragraph" style:parent-style-name="Standard" style:list-style-name="L116"/>
    <style:style style:name="P123" style:family="paragraph" style:parent-style-name="Standard" style:list-style-name="L117"/>
    <style:style style:name="P124" style:family="paragraph" style:parent-style-name="Standard" style:list-style-name="L118"/>
    <style:style style:name="P125" style:family="paragraph" style:parent-style-name="Standard" style:list-style-name="L119"/>
    <style:style style:name="P126" style:family="paragraph" style:parent-style-name="Standard" style:list-style-name="L120"/>
    <style:style style:name="P127" style:family="paragraph" style:parent-style-name="Standard" style:list-style-name="L121"/>
    <style:style style:name="P128" style:family="paragraph" style:parent-style-name="Standard" style:list-style-name="L122"/>
    <style:style style:name="P129" style:family="paragraph" style:parent-style-name="Standard" style:list-style-name="L123"/>
    <style:style style:name="P130" style:family="paragraph" style:parent-style-name="Standard" style:list-style-name="L124"/>
    <style:style style:name="P131" style:family="paragraph" style:parent-style-name="Standard" style:list-style-name="L125"/>
    <style:style style:name="P132" style:family="paragraph" style:parent-style-name="Standard" style:list-style-name="L126"/>
    <style:style style:name="P133" style:family="paragraph" style:parent-style-name="Standard" style:list-style-name="L127"/>
    <style:style style:name="P134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135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136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normal" style:text-blinking="false"/>
    </style:style>
    <style:style style:name="T7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Introduction</text:p>
      <text:list xml:id="list530440687930206791" text:style-name="L122">
        <text:list-item>
          <text:p text:style-name="P128">Javascript Programming Language</text:p>
        </text:list-item>
        <text:list-item>
          <text:p text:style-name="P128">JavaScript VS Java vs Python Vs Php</text:p>
        </text:list-item>
        <text:list-item>
          <text:p text:style-name="P128">Javascript History</text:p>
        </text:list-item>
        <text:list-item>
          <text:p text:style-name="P128">Javascript Versioning</text:p>
        </text:list-item>
        <text:list-item>
          <text:p text:style-name="P128">ECMA Script</text:p>
        </text:list-item>
        <text:list-item>
          <text:p text:style-name="P128">Server side Vs Client Side Javascript</text:p>
        </text:list-item>
        <text:list-item>
          <text:p text:style-name="P128">Add Javascript to HTML page</text:p>
        </text:list-item>
        <text:list-item>
          <text:p text:style-name="P128">Javascript syntax</text:p>
        </text:list-item>
        <text:list-item>
          <text:p text:style-name="P128">Javascript Variables</text:p>
          <text:list>
            <text:list-item>
              <text:p text:style-name="P128">var</text:p>
            </text:list-item>
            <text:list-item>
              <text:p text:style-name="P128">variable hoisting</text:p>
            </text:list-item>
            <text:list-item>
              <text:p text:style-name="P128">let</text:p>
            </text:list-item>
            <text:list-item>
              <text:p text:style-name="P128">const</text:p>
            </text:list-item>
          </text:list>
        </text:list-item>
        <text:list-item>
          <text:p text:style-name="P128">Javascript data types</text:p>
          <text:list>
            <text:list-item>
              <text:p text:style-name="P128">Primitive Type (7)</text:p>
            </text:list-item>
            <text:list-item>
              <text:p text:style-name="P128">Reference Type (5)</text:p>
            </text:list-item>
          </text:list>
        </text:list-item>
        <text:list-item>
          <text:p text:style-name="P128">Javascript operators</text:p>
        </text:list-item>
        <text:list-item>
          <text:p text:style-name="P128">JS Strings</text:p>
        </text:list-item>
        <text:list-item>
          <text:p text:style-name="P128">JS Numbers</text:p>
        </text:list-item>
        <text:list-item>
          <text:p text:style-name="P128">Javascript Functions</text:p>
          <text:list>
            <text:list-item>
              <text:p text:style-name="P128">Functions Declaration</text:p>
            </text:list-item>
            <text:list-item>
              <text:p text:style-name="P128">Functions Expression</text:p>
            </text:list-item>
            <text:list-item>
              <text:p text:style-name="P128">Arrow Expression (ES6)</text:p>
            </text:list-item>
            <text:list-item>
              <text:p text:style-name="P128">Return value</text:p>
            </text:list-item>
            <text:list-item>
              <text:p text:style-name="P128">Parameters &amp; Arguments</text:p>
            </text:list-item>
            <text:list-item>
              <text:p text:style-name="P128">Function returns a function</text:p>
            </text:list-item>
            <text:list-item>
              <text:p text:style-name="P128">Function Property and Methods</text:p>
            </text:list-item>
            <text:list-item>
              <text:p text:style-name="P128">Callback Functions</text:p>
            </text:list-item>
            <text:list-item>
              <text:p text:style-name="P128">Closure</text:p>
            </text:list-item>
            <text:list-item>
              <text:p text:style-name="P128">Currying</text:p>
            </text:list-item>
            <text:list-item>
              <text:p text:style-name="P128">Async Callback Functions</text:p>
            </text:list-item>
            <text:list-item>
              <text:p text:style-name="P128">Immediate Invoke Functions ( self invoking functions )</text:p>
            </text:list-item>
          </text:list>
        </text:list-item>
        <text:list-item>
          <text:p text:style-name="P128">Javascript Conditions</text:p>
          <text:list>
            <text:list-item>
              <text:p text:style-name="P128">if else</text:p>
            </text:list-item>
            <text:list-item>
              <text:p text:style-name="P128">Switch Case</text:p>
            </text:list-item>
            <text:list-item>
              <text:p text:style-name="P128">Javascript Task Sheet 1</text:p>
            </text:list-item>
          </text:list>
        </text:list-item>
        <text:list-item>
          <text:p text:style-name="P128">JavaScript Try Catch</text:p>
        </text:list-item>
        <text:list-item>
          <text:p text:style-name="P128">JavaScript Events</text:p>
          <text:list>
            <text:list-item>
              <text:p text:style-name="P128">Global Events</text:p>
            </text:list-item>
            <text:list-item>
              <text:p text:style-name="P128">Keyboard based events</text:p>
            </text:list-item>
            <text:list-item>
              <text:p text:style-name="P128">Mouse based events</text:p>
            </text:list-item>
            <text:list-item>
              <text:p text:style-name="P128">Touch based events</text:p>
            </text:list-item>
          </text:list>
        </text:list-item>
        <text:list-item>
          <text:p text:style-name="P128">JavaScript Event Listners</text:p>
          <text:list>
            <text:list-item>
              <text:p text:style-name="P128">addeventlistner</text:p>
            </text:list-item>
            <text:list-item>
              <text:p text:style-name="P128"><text:soft-page-break/>removeeventlistner</text:p>
            </text:list-item>
            <text:list-item>
              <text:p text:style-name="P128">Advance Events</text:p>
            </text:list-item>
          </text:list>
        </text:list-item>
        <text:list-item>
          <text:p text:style-name="P128">Javascript Event Propagation or Event Delegation</text:p>
          <text:list>
            <text:list-item>
              <text:p text:style-name="P128">Event Bubbling</text:p>
            </text:list-item>
            <text:list-item>
              <text:p text:style-name="P128">Event capturing</text:p>
            </text:list-item>
            <text:list-item>
              <text:p text:style-name="P128">Event Delegation</text:p>
            </text:list-item>
            <text:list-item>
              <text:p text:style-name="P128">Event stop propagation</text:p>
            </text:list-item>
          </text:list>
        </text:list-item>
        <text:list-item>
          <text:p text:style-name="P128">Javascript DOM &amp; DOM Selectors</text:p>
        </text:list-item>
        <text:list-item>
          <text:p text:style-name="P128">Javascript Style</text:p>
        </text:list-item>
        <text:list-item>
          <text:p text:style-name="P128">Javascript Loops</text:p>
          <text:list>
            <text:list-item>
              <text:p text:style-name="P128">While Loop</text:p>
            </text:list-item>
            <text:list-item>
              <text:p text:style-name="P128">Do While Loop</text:p>
            </text:list-item>
            <text:list-item>
              <text:p text:style-name="P128">For Loop</text:p>
            </text:list-item>
            <text:list-item>
              <text:p text:style-name="P128">For in Loop</text:p>
            </text:list-item>
            <text:list-item>
              <text:p text:style-name="P128">For of Loop</text:p>
            </text:list-item>
            <text:list-item>
              <text:p text:style-name="P128">Nested Loops</text:p>
            </text:list-item>
            <text:list-item>
              <text:p text:style-name="P128">Javascript Task Sheet 2</text:p>
            </text:list-item>
          </text:list>
        </text:list-item>
        <text:list-item>
          <text:p text:style-name="P128">Javascript Arrays and Advance Arrays</text:p>
        </text:list-item>
        <text:list-item>
          <text:p text:style-name="P128">Javascript Objects</text:p>
        </text:list-item>
        <text:list-item>
          <text:p text:style-name="P128">Javascript OOPS</text:p>
        </text:list-item>
        <text:list-item>
          <text:p text:style-name="P128">Javascript Timing Functions</text:p>
          <text:list>
            <text:list-item>
              <text:p text:style-name="P128">setInterval</text:p>
            </text:list-item>
            <text:list-item>
              <text:p text:style-name="P128">setTimeout</text:p>
            </text:list-item>
            <text:list-item>
              <text:p text:style-name="P128">clearInterval</text:p>
            </text:list-item>
            <text:list-item>
              <text:p text:style-name="P128">requestAnimationFrame</text:p>
            </text:list-item>
          </text:list>
        </text:list-item>
        <text:list-item>
          <text:p text:style-name="P128">Javascript Date Object</text:p>
        </text:list-item>
        <text:list-item>
          <text:p text:style-name="P128">Javascript console Object</text:p>
        </text:list-item>
        <text:list-item>
          <text:p text:style-name="P128">Javascript cookies</text:p>
        </text:list-item>
        <text:list-item>
          <text:p text:style-name="P128">Javascript Windows Object</text:p>
        </text:list-item>
        <text:list-item>
          <text:p text:style-name="P128">Javascript Screen Object</text:p>
        </text:list-item>
        <text:list-item>
          <text:p text:style-name="P128">Javascript Location Object</text:p>
        </text:list-item>
        <text:list-item>
          <text:p text:style-name="P128">Javascript History Object</text:p>
        </text:list-item>
        <text:list-item>
          <text:p text:style-name="P128">Javascript Navigator Object</text:p>
        </text:list-item>
        <text:list-item>
          <text:p text:style-name="P128">Javascript Regex Object</text:p>
        </text:list-item>
        <text:list-item>
          <text:p text:style-name="P128">Javascript Form Validation</text:p>
        </text:list-item>
        <text:list-item>
          <text:p text:style-name="P128">Testing and Debugging</text:p>
        </text:list-item>
      </text:list>
      <text:p text:style-name="Standard">Advance JavaScript</text:p>
      <text:list xml:id="list3708453922106142317" text:style-name="L123">
        <text:list-item>
          <text:p text:style-name="P129">Callback Functions</text:p>
        </text:list-item>
        <text:list-item>
          <text:p text:style-name="P129">Constructor Functions</text:p>
        </text:list-item>
        <text:list-item>
          <text:p text:style-name="P129">Functions Prototype</text:p>
        </text:list-item>
        <text:list-item>
          <text:p text:style-name="P129">Javascript JSON</text:p>
        </text:list-item>
        <text:list-item>
          <text:p text:style-name="P129">Javascript AJAX</text:p>
        </text:list-item>
        <text:list-item>
          <text:p text:style-name="P129">Javascript Fetch API</text:p>
        </text:list-item>
        <text:list-item>
          <text:p text:style-name="P129">Javascript Closures</text:p>
        </text:list-item>
        <text:list-item>
          <text:p text:style-name="P129">Javascript Math Object</text:p>
        </text:list-item>
        <text:list-item>
          <text:p text:style-name="P129"><text:soft-page-break/>Web storage</text:p>
          <text:list>
            <text:list-item>
              <text:p text:style-name="P129">Local Storage</text:p>
            </text:list-item>
            <text:list-item>
              <text:p text:style-name="P129">Session Storage</text:p>
            </text:list-item>
          </text:list>
        </text:list-item>
        <text:list-item>
          <text:p text:style-name="P129">Geolocation API</text:p>
        </text:list-item>
        <text:list-item>
          <text:p text:style-name="P129">Canvas</text:p>
        </text:list-item>
        <text:list-item>
          <text:p text:style-name="P129">Debouncing and Throttling</text:p>
        </text:list-item>
      </text:list>
      <text:p text:style-name="Standard">JS ES6 to ES14</text:p>
      <text:list xml:id="list9211675630565989581" text:style-name="L124">
        <text:list-item>
          <text:p text:style-name="P130">What new in JS EC6 to ES14</text:p>
        </text:list-item>
        <text:list-item>
          <text:p text:style-name="P130">let &amp; Const</text:p>
        </text:list-item>
        <text:list-item>
          <text:p text:style-name="P130">Template Literals</text:p>
        </text:list-item>
        <text:list-item>
          <text:p text:style-name="P130">Arrow Functions</text:p>
        </text:list-item>
        <text:list-item>
          <text:p text:style-name="P130">Destructuring</text:p>
        </text:list-item>
        <text:list-item>
          <text:p text:style-name="P130">Modules</text:p>
        </text:list-item>
        <text:list-item>
          <text:p text:style-name="P130">Spread Operator Rest Parameter</text:p>
        </text:list-item>
        <text:list-item>
          <text:p text:style-name="P130">Promises</text:p>
        </text:list-item>
        <text:list-item>
          <text:p text:style-name="P130">Async and Await</text:p>
        </text:list-item>
        <text:list-item>
          <text:p text:style-name="P130">Constructor</text:p>
        </text:list-item>
        <text:list-item>
          <text:p text:style-name="P130">Prototype</text:p>
        </text:list-item>
        <text:list-item>
          <text:p text:style-name="P130">Classes with nested class and Public Private Access Modifiers</text:p>
        </text:list-item>
        <text:list-item>
          <text:p text:style-name="P130">Prototype Inheritance Model</text:p>
        </text:list-item>
        <text:list-item>
          <text:p text:style-name="P130">Generators</text:p>
        </text:list-item>
      </text:list>
      <text:p text:style-name="Standard">JavaScript Data Structure</text:p>
      <text:list xml:id="list1080719221116392910" text:style-name="L125">
        <text:list-item>
          <text:p text:style-name="P131">DSA in JavaScript</text:p>
        </text:list-item>
        <text:list-item>
          <text:p text:style-name="P131">Stacks</text:p>
        </text:list-item>
        <text:list-item>
          <text:p text:style-name="P131">Heap</text:p>
        </text:list-item>
        <text:list-item>
          <text:p text:style-name="P131">Queue</text:p>
        </text:list-item>
        <text:list-item>
          <text:p text:style-name="P131">Lists</text:p>
        </text:list-item>
        <text:list-item>
          <text:p text:style-name="P131">Tree</text:p>
        </text:list-item>
      </text:list>
      <text:p text:style-name="Standard">JavaScript AI Based Debugging</text:p>
      <text:list xml:id="list508239289136122932" text:style-name="L126">
        <text:list-item>
          <text:p text:style-name="P132">AI in JavaScript</text:p>
        </text:list-item>
        <text:list-item>
          <text:p text:style-name="P132">Chrome AI Debugging</text:p>
        </text:list-item>
        <text:list-item>
          <text:p text:style-name="P132">VSCODE CoPilot</text:p>
        </text:list-item>
      </text:list>
      <text:p text:style-name="Standard">Javascript Libraries and Frameworks</text:p>
      <text:p text:style-name="Standard">For Javascript libraries and frameworks, click here</text:p>
      <text:list xml:id="list6906803612306271144" text:style-name="L127">
        <text:list-item>
          <text:p text:style-name="P133">Jquery</text:p>
        </text:list-item>
        <text:list-item>
          <text:p text:style-name="P133">React with Redux</text:p>
        </text:list-item>
        <text:list-item>
          <text:p text:style-name="P133">Angular 19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6:34.55</dc:date>
    <dc:creator>Joseph Malone</dc:creator>
    <meta:editing-duration>PT9M21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3" meta:paragraph-count="127" meta:word-count="449" meta:character-count="2476"/>
  </office:meta>
</office:document-meta>
</file>